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6666ff"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6.35cm" svg:height="2.513cm" svg:x="11.471cm" svg:y="0.227cm">
          <text:p text:style-name="P1"><text:span text:style-name="T1">АС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382cm" svg:height="2.032cm" svg:x="8.801cm" svg:y="4.769cm">
          <text:p text:style-name="P1">непромышленные <text:s/>сферы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2cm" svg:height="1.905cm" svg:x="0.419cm" svg:y="4.769cm">
          <text:p text:style-name="P1">Промышленные <text:s/>сферы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8.382cm" svg:height="2.54cm" svg:x="18.618cm" svg:y="4.769cm">
          <text:p text:style-name="P1">Научная сфера,</text:p>
          <text:p text:style-name="P1">Образовательная,</text:p>
          <text:p text:style-name="P1">культура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53cm" svg:height="1.381cm" svg:x="1.762cm" svg:y="7.763cm">
          <text:p text:style-name="P1">АСУО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953cm" svg:height="1.905cm" svg:x="1.763cm" svg:y="9.94cm">
          <text:p text:style-name="P1">АСУП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53cm" svg:height="1.905cm" svg:x="1.564cm" svg:y="12.665cm">
          <text:p text:style-name="P1">АСУ ТП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29cm" svg:y1="6.674cm" svg:x2="4.238cm" svg:y2="7.763cm" draw:start-shape="id1" draw:start-glue-point="2" draw:end-shape="id2" draw:end-glue-point="0" svg:d="m4229 6674v544h9v545" svg:viewBox="0 0 10 1090">
          <text:p/>
        </draw:connector>
        <draw:connector draw:style-name="gr4" draw:text-style-name="P1" draw:layer="layout" svg:x1="1.762cm" svg:y1="8.453cm" svg:x2="1.564cm" svg:y2="13.617cm" draw:start-shape="id2" draw:start-glue-point="3" draw:end-shape="id3" draw:end-glue-point="3" svg:d="m1762 8453h-700v5164h502" svg:viewBox="0 0 701 5165">
          <text:p/>
        </draw:connector>
        <draw:connector draw:style-name="gr4" draw:text-style-name="P1" draw:layer="layout" svg:x1="4.238cm" svg:y1="9.144cm" svg:x2="4.239cm" svg:y2="9.94cm" draw:start-shape="id2" draw:start-glue-point="2" draw:end-shape="id4" draw:end-glue-point="0" svg:d="m4238 9144v397h1v399" svg:viewBox="0 0 2 797">
          <text:p/>
        </draw:connector>
        <draw:custom-shape draw:style-name="gr5" draw:text-style-name="P1" xml:id="id6" draw:id="id6" draw:layer="layout" svg:width="6.096cm" svg:height="1.397cm" svg:x="10.325cm" svg:y="7.763cm">
          <text:p text:style-name="P1">АС на транспорте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6.096cm" svg:height="1.397cm" svg:x="10.325cm" svg:y="9.94cm">
          <text:p text:style-name="P1">АС в торговле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6.096cm" svg:height="1.397cm" svg:x="10.325cm" svg:y="12.473cm">
          <text:p text:style-name="P1">АС соц. сферы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6.096cm" svg:height="1.397cm" svg:x="10.325cm" svg:y="14.874cm">
          <text:p text:style-name="P1">АС банков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801cm" svg:y1="5.785cm" svg:x2="10.325cm" svg:y2="8.461cm" draw:start-shape="id5" draw:start-glue-point="3" draw:end-shape="id6" draw:end-glue-point="3" svg:d="m8801 5785h-501v2676h2025" svg:viewBox="0 0 2026 2677">
          <text:p/>
        </draw:connector>
        <draw:connector draw:style-name="gr4" draw:text-style-name="P1" draw:layer="layout" svg:x1="8.801cm" svg:y1="5.785cm" svg:x2="10.325cm" svg:y2="10.638cm" draw:start-shape="id5" draw:start-glue-point="3" draw:end-shape="id7" draw:end-glue-point="3" svg:d="m8801 5785h-501v4853h2025" svg:viewBox="0 0 2026 4854">
          <text:p/>
        </draw:connector>
        <draw:connector draw:style-name="gr4" draw:text-style-name="P1" draw:layer="layout" svg:x1="8.801cm" svg:y1="5.785cm" svg:x2="10.325cm" svg:y2="13.171cm" draw:start-shape="id5" draw:start-glue-point="3" draw:end-shape="id8" draw:end-glue-point="3" svg:d="m8801 5785h-501v7386h2025" svg:viewBox="0 0 2026 7387">
          <text:p/>
        </draw:connector>
        <draw:connector draw:style-name="gr4" draw:text-style-name="P1" draw:layer="layout" svg:x1="8.801cm" svg:y1="5.785cm" svg:x2="10.325cm" svg:y2="15.572cm" draw:start-shape="id5" draw:start-glue-point="3" draw:end-shape="id9" draw:end-glue-point="3" svg:d="m8801 5785h-501v9787h2025" svg:viewBox="0 0 2026 9788">
          <text:p/>
        </draw:connector>
        <draw:custom-shape draw:style-name="gr5" draw:text-style-name="P1" xml:id="id11" draw:id="id11" draw:layer="layout" svg:width="7.747cm" svg:height="1.524cm" svg:x="19.126cm" svg:y="7.763cm">
          <text:p text:style-name="P1">АС НИО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7.747cm" svg:height="1.524cm" svg:x="19.126cm" svg:y="11.64cm">
          <text:p text:style-name="P1">АСНИ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7.747cm" svg:height="1.524cm" svg:x="19.126cm" svg:y="9.94cm">
          <text:p text:style-name="P1">АС ВУЗов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7.747cm" svg:height="1.524cm" svg:x="19.127cm" svg:y="13.34cm">
          <text:p text:style-name="P1">САПР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7.747cm" svg:height="1.524cm" svg:x="19.128cm" svg:y="15.24cm">
          <text:p text:style-name="P1">Экспертные системы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7.747cm" svg:height="1.524cm" svg:x="19.129cm" svg:y="16.94cm">
          <text:p text:style-name="P1">АС библиотек и музеев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618cm" svg:y1="6.039cm" svg:x2="19.126cm" svg:y2="8.525cm" draw:start-shape="id10" draw:start-glue-point="3" draw:end-shape="id11" svg:d="m18618 6039h-501v2486h1009" svg:viewBox="0 0 1010 2487">
          <text:p/>
        </draw:connector>
        <draw:connector draw:style-name="gr4" draw:text-style-name="P1" draw:layer="layout" svg:x1="18.618cm" svg:y1="6.039cm" svg:x2="19.126cm" svg:y2="10.702cm" draw:start-shape="id10" draw:start-glue-point="3" draw:end-shape="id12" svg:d="m18618 6039h-501v4663h1009" svg:viewBox="0 0 1010 4664">
          <text:p/>
        </draw:connector>
        <draw:connector draw:style-name="gr4" draw:text-style-name="P1" draw:layer="layout" svg:x1="18.618cm" svg:y1="6.039cm" svg:x2="19.126cm" svg:y2="12.402cm" draw:start-shape="id10" draw:start-glue-point="3" draw:end-shape="id13" draw:end-glue-point="3" svg:d="m18618 6039h-501v6363h1009" svg:viewBox="0 0 1010 6364">
          <text:p/>
        </draw:connector>
        <draw:connector draw:style-name="gr4" draw:text-style-name="P1" draw:layer="layout" svg:x1="18.618cm" svg:y1="6.039cm" svg:x2="19.127cm" svg:y2="14.102cm" draw:start-shape="id10" draw:start-glue-point="3" draw:end-shape="id14" draw:end-glue-point="3" svg:d="m18618 6039h-501v8063h1010" svg:viewBox="0 0 1011 8064">
          <text:p/>
        </draw:connector>
        <draw:connector draw:style-name="gr4" draw:text-style-name="P1" draw:layer="layout" svg:x1="18.618cm" svg:y1="6.039cm" svg:x2="19.128cm" svg:y2="16.002cm" draw:start-shape="id10" draw:start-glue-point="3" draw:end-shape="id15" draw:end-glue-point="3" svg:d="m18618 6039h-501v9963h1011" svg:viewBox="0 0 1012 9964">
          <text:p/>
        </draw:connector>
        <draw:connector draw:style-name="gr4" draw:text-style-name="P1" draw:layer="layout" svg:x1="18.618cm" svg:y1="6.039cm" svg:x2="19.129cm" svg:y2="17.702cm" draw:start-shape="id10" draw:start-glue-point="3" draw:end-shape="id16" draw:end-glue-point="3" svg:d="m18618 6039h-501v11663h1012" svg:viewBox="0 0 1013 11664">
          <text:p/>
        </draw:connector>
        <draw:connector draw:style-name="gr6" draw:text-style-name="P1" draw:layer="layout" svg:x1="11.471cm" svg:y1="1.483cm" svg:x2="4.229cm" svg:y2="4.769cm" draw:start-shape="id17" draw:start-glue-point="3" draw:end-shape="id1" draw:end-glue-point="0" svg:d="m11471 1483h-7242v3286" svg:viewBox="0 0 7243 3287">
          <text:p/>
        </draw:connector>
        <draw:connector draw:style-name="gr6" draw:text-style-name="P1" draw:layer="layout" svg:x1="17.821cm" svg:y1="1.483cm" svg:x2="22.809cm" svg:y2="4.769cm" draw:start-shape="id17" draw:start-glue-point="1" draw:end-shape="id10" draw:end-glue-point="0" svg:d="m17821 1483h4988v3286" svg:viewBox="0 0 4989 3287">
          <text:p/>
        </draw:connector>
        <draw:connector draw:style-name="gr6" draw:text-style-name="P1" draw:layer="layout" svg:x1="14.646cm" svg:y1="2.74cm" svg:x2="12.992cm" svg:y2="4.769cm" draw:start-shape="id17" draw:start-glue-point="2" draw:end-shape="id5" draw:end-glue-point="0" svg:d="m14646 2740v1014h-1654v1015" svg:viewBox="0 0 1655 20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4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09:44:57.342657576</meta:creation-date>
    <dc:date>2014-03-19T09:41:18.761076870</dc:date>
    <meta:editing-duration>PT10M30S</meta:editing-duration>
    <meta:editing-cycles>6</meta:editing-cycles>
    <meta:generator>LibreOffice/4.1.4.2$Linux_X86_64 LibreOffice_project/410m0$Build-2</meta:generator>
    <meta:document-statistic meta:object-count="33"/>
  </office:meta>
</office:document-meta>
</file>